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Valore medio:</text:p>
          </table:table-cell>
          <table:table-cell office:value-type="float" office:value="29.5" calcext:value-type="float">
            <text:p>29,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Dev. Stand:</text:p>
          </table:table-cell>
          <table:table-cell office:value-type="float" office:value="9.25" calcext:value-type="float">
            <text:p>9,25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N. pacchi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Maggiore di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robab.</text:p>
          </table:table-cell>
          <table:table-cell table:formula="of:=1-COM.MICROSOFT.NORM.DIST(35; [.B3]; [.B4]; 1)" office:value-type="float" office:value="0.276057247074958" calcext:value-type="float">
            <text:p>0,276057247074958</text:p>
          </table:table-cell>
          <table:table-cell/>
          <table:table-cell table:style-name="ce2" office:value-type="string" calcext:value-type="string">
            <text:p>N. pacchi &gt; 35:</text:p>
          </table:table-cell>
          <table:table-cell table:formula="of:=[.B10]*[.B6]" office:value-type="float" office:value="5.52114494149917" calcext:value-type="float">
            <text:p>5,52114494149917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Minore di 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robab.</text:p>
          </table:table-cell>
          <table:table-cell table:formula="of:=COM.MICROSOFT.NORM.DIST([.B12]; [.B3];[.B4];1)" office:value-type="float" office:value="0.208737162584754" calcext:value-type="float">
            <text:p>0,208737162584754</text:p>
          </table:table-cell>
          <table:table-cell/>
          <table:table-cell table:style-name="ce2" office:value-type="string" calcext:value-type="string">
            <text:p>N. pacchi &lt; 22:</text:p>
          </table:table-cell>
          <table:table-cell table:formula="of:=[.B13]*[.B6]" office:value-type="float" office:value="4.17474325169508" calcext:value-type="float">
            <text:p>4,17474325169508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Temperatura</text:p>
          </table:table-cell>
          <table:table-cell office:value-type="float" office:value="3.73" calcext:value-type="float">
            <text:p>3,73</text:p>
          </table:table-cell>
          <table:table-cell office:value-type="float" office:value="3.48" calcext:value-type="float">
            <text:p>3,48</text:p>
          </table:table-cell>
          <table:table-cell office:value-type="float" office:value="4.5" calcext:value-type="float">
            <text:p>4,5</text:p>
          </table:table-cell>
          <table:table-cell office:value-type="float" office:value="3.58" calcext:value-type="float">
            <text:p>3,58</text:p>
          </table:table-cell>
          <table:table-cell office:value-type="float" office:value="3.65" calcext:value-type="float">
            <text:p>3,65</text:p>
          </table:table-cell>
          <table:table-cell office:value-type="float" office:value="3.67" calcext:value-type="float">
            <text:p>3,67</text:p>
          </table:table-cell>
          <table:table-cell office:value-type="float" office:value="3.69" calcext:value-type="float">
            <text:p>3,69</text:p>
          </table:table-cell>
          <table:table-cell office:value-type="float" office:value="3.74" calcext:value-type="float">
            <text:p>3,74</text:p>
          </table:table-cell>
          <table:table-cell office:value-type="float" office:value="3.49" calcext:value-type="float">
            <text:p>3,49</text:p>
          </table:table-cell>
        </table:table-row>
        <table:table-row table:style-name="ro2">
          <table:table-cell table:style-name="ce2" office:value-type="string" calcext:value-type="string">
            <text:p>Tempo</text:p>
          </table:table-cell>
          <table:table-cell office:value-type="float" office:value="2.59" calcext:value-type="float">
            <text:p>2,59</text:p>
          </table:table-cell>
          <table:table-cell office:value-type="float" office:value="3.35" calcext:value-type="float">
            <text:p>3,35</text:p>
          </table:table-cell>
          <table:table-cell office:value-type="float" office:value="3.31" calcext:value-type="float">
            <text:p>3,31</text:p>
          </table:table-cell>
          <table:table-cell office:value-type="float" office:value="2.97" calcext:value-type="float">
            <text:p>2,97</text:p>
          </table:table-cell>
          <table:table-cell office:value-type="float" office:value="2.67" calcext:value-type="float">
            <text:p>2,67</text:p>
          </table:table-cell>
          <table:table-cell office:value-type="float" office:value="2.71" calcext:value-type="float">
            <text:p>2,71</text:p>
          </table:table-cell>
          <table:table-cell office:value-type="float" office:value="2.63" calcext:value-type="float">
            <text:p>2,63</text:p>
          </table:table-cell>
          <table:table-cell office:value-type="float" office:value="2.42" calcext:value-type="float">
            <text:p>2,42</text:p>
          </table:table-cell>
          <table:table-cell office:value-type="float" office:value="3.31" calcext:value-type="float">
            <text:p>3,31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2" office:value-type="string" calcext:value-type="string">
            <text:p>Retta di regr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number-columns-repeated="7"/>
        </table:table-row>
        <table:table-row table:style-name="ro2">
          <table:table-cell/>
          <table:table-cell table:formula="of:=SLOPE([.B20:.I20]; [.B19:.I19])" office:value-type="float" office:value="0.353856266432953" calcext:value-type="float">
            <text:p>0,353856266432953</text:p>
          </table:table-cell>
          <table:table-cell table:formula="of:=INTERCEPT([.B20:.I20];[.B19:.I19])" office:value-type="float" office:value="1.50251971954426" calcext:value-type="float">
            <text:p>1,50251971954426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Covarianza:</text:p>
          </table:table-cell>
          <table:table-cell table:formula="of:=COVAR([.B20:.I20]; [.B19:.I19])" office:value-type="float" office:value="0.03028125" calcext:value-type="float">
            <text:p>0,0302812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earson:</text:p>
          </table:table-cell>
          <table:table-cell table:formula="of:=PEARSON([.B19:.I19];[.B20:.I20])" office:value-type="float" office:value="0.322130845873004" calcext:value-type="float">
            <text:p>0,322130845873004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Stima(3,55):</text:p>
          </table:table-cell>
          <table:table-cell table:formula="of:=TREND([.B20:.I20];[.B19:.I19];3.55)" office:value-type="float" office:value="2.75870946538124" calcext:value-type="float">
            <text:p>2,7587094653812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09:50:16.92155217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22:27:30.267728418</meta:creation-date>
    <meta:generator>LibreOffice/7.1.0.3$Linux_X86_64 LibreOffice_project/10$Build-3</meta:generator>
    <dc:date>2021-02-14T09:51:20.315160474</dc:date>
    <meta:editing-duration>PT13M20S</meta:editing-duration>
    <meta:editing-cycles>17</meta:editing-cycles>
    <meta:document-statistic meta:table-count="1" meta:cell-count="51" meta:object-count="0"/>
  </office:meta>
</office:document-meta>
</file>